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3mm"/>
    </style:style>
    <style:style style:name="co2" style:family="table-column">
      <style:table-column-properties fo:break-before="auto" style:column-width="44.1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54.77mm"/>
    </style:style>
    <style:style style:name="co8" style:family="table-column">
      <style:table-column-properties fo:break-before="auto" style:column-width="49.21mm"/>
    </style:style>
    <style:style style:name="co9" style:family="table-column">
      <style:table-column-properties fo:break-before="auto" style:column-width="58.47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ransport_5f_use_5f_change">
      <style:table-properties table:display="true" style:writing-mode="lr-tb"/>
    </style:style>
    <style:style style:name="ta2" style:family="table" style:master-page-name="PageStyle_5f_new_5f_uk_5f_cases">
      <style:table-properties table:display="true" style:writing-mode="lr-tb"/>
    </style:style>
    <style:style style:name="ta3" style:family="table" style:master-page-name="PageStyle_5f_covid_5f_hospitalisations">
      <style:table-properties table:display="true" style:writing-mode="lr-tb"/>
    </style:style>
    <style:style style:name="ta4" style:family="table" style:master-page-name="PageStyle_5f_cc_5f_beds_5f_occupied_5f_covid">
      <style:table-properties table:display="true" style:writing-mode="lr-tb"/>
    </style:style>
    <style:style style:name="ta5" style:family="table" style:master-page-name="PageStyle_5f_global_5f_death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111">
      <style:table-cell-properties style:rotation-align="none"/>
    </style:style>
    <style:style style:name="ce2" style:family="table-cell" style:parent-style-name="Default" style:data-style-name="N10">
      <style:table-cell-properties style:rotation-align="none"/>
    </style:style>
    <style:style style:name="ce3" style:family="table-cell" style:parent-style-name="Default" style:data-style-name="N10112">
      <style:table-cell-properties style:rotation-align="none"/>
    </style:style>
    <style:style style:name="ce4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port_use_ch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﻿Day of Date</text:p>
          </table:table-cell>
          <table:table-cell office:value-type="string" calcext:value-type="string">
            <text:p>Transport Type</text:p>
          </table:table-cell>
          <table:table-cell office:value-type="string" calcext:value-type="string">
            <text:p>Percentage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27" calcext:value-type="percentage">
            <text:p>2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29" calcext:value-type="percentage">
            <text:p>2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1" calcext:value-type="percentage">
            <text:p>3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2" calcext:value-type="percentage">
            <text:p>3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5" calcext:value-type="percentage">
            <text:p>3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5" calcext:value-type="percentage">
            <text:p>3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6" calcext:value-type="percentage">
            <text:p>3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7" calcext:value-type="percentage">
            <text:p>3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7" calcext:value-type="percentage">
            <text:p>3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7" calcext:value-type="percentage">
            <text:p>3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7" calcext:value-type="percentage">
            <text:p>3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8" calcext:value-type="percentage">
            <text:p>3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39" calcext:value-type="percentage">
            <text:p>3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42" calcext:value-type="percentage">
            <text:p>4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48" calcext:value-type="percentage">
            <text:p>4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68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71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74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8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82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All motor vehicles</text:p>
          </table:table-cell>
          <table:table-cell table:style-name="ce2" office:value-type="percentage" office:value="0.83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4" calcext:value-type="percentage">
            <text:p>1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4" calcext:value-type="percentage">
            <text:p>1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27" calcext:value-type="percentage">
            <text:p>2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35" calcext:value-type="percentage">
            <text:p>3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4" calcext:value-type="percentage">
            <text:p>40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53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58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Bus (excl. London)</text:p>
          </table:table-cell>
          <table:table-cell table:style-name="ce2" office:value-type="percentage" office:value="0.62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12" calcext:value-type="percentage">
            <text:p>1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24" calcext:value-type="percentage">
            <text:p>2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28" calcext:value-type="percentage">
            <text:p>2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35" calcext:value-type="percentage">
            <text:p>3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38" calcext:value-type="percentage">
            <text:p>3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44" calcext:value-type="percentage">
            <text:p>4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52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National rail</text:p>
          </table:table-cell>
          <table:table-cell table:style-name="ce2" office:value-type="percentage" office:value="0.59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6" calcext:value-type="percentage">
            <text:p>1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8" calcext:value-type="percentage">
            <text:p>1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8" calcext:value-type="percentage">
            <text:p>1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8" calcext:value-type="percentage">
            <text:p>1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8" calcext:value-type="percentage">
            <text:p>18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19" calcext:value-type="percentage">
            <text:p>1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22" calcext:value-type="percentage">
            <text:p>2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31" calcext:value-type="percentage">
            <text:p>3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32" calcext:value-type="percentage">
            <text:p>3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39" calcext:value-type="percentage">
            <text:p>3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52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59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TfL - Bus</text:p>
          </table:table-cell>
          <table:table-cell table:style-name="ce2" office:value-type="percentage" office:value="0.65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4" calcext:value-type="percentage">
            <text:p>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6" calcext:value-type="percentage">
            <text:p>6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7" calcext:value-type="percentage">
            <text:p>7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24" calcext:value-type="percentage">
            <text:p>24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3" calcext:value-type="percentage">
            <text:p>30%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TfL - Tube</text:p>
          </table:table-cell>
          <table:table-cell table:style-name="ce2" office:value-type="percentage" office:value="0.35" calcext:value-type="percentage">
            <text:p>35%</text:p>
          </table:table-cell>
          <table:table-cell table:number-columns-repeated="102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uk_case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office:value-type="string" calcext:value-type="string">
            <text:p>﻿date_text</text:p>
          </table:table-cell>
          <table:table-cell office:value-type="string" calcext:value-type="string">
            <text:p>New UK Cas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16" calcext:value-type="date">
            <text:p>16-Mar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17" calcext:value-type="date">
            <text:p>17-Mar</text:p>
          </table:table-cell>
          <table:table-cell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18" calcext:value-type="date">
            <text:p>18-Mar</text:p>
          </table:table-cell>
          <table:table-cell office:value-type="float" office:value="676" calcext:value-type="float">
            <text:p>676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19" calcext:value-type="date">
            <text:p>19-Mar</text:p>
          </table:table-cell>
          <table:table-cell office:value-type="float" office:value="643" calcext:value-type="float">
            <text:p>64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office:value-type="float" office:value="714" calcext:value-type="float">
            <text:p>71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1" calcext:value-type="date">
            <text:p>21-Mar</text:p>
          </table:table-cell>
          <table:table-cell table:style-name="ce4" office:value-type="float" office:value="1029" calcext:value-type="float">
            <text:p>1,029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2" calcext:value-type="date">
            <text:p>22-Mar</text:p>
          </table:table-cell>
          <table:table-cell office:value-type="float" office:value="851" calcext:value-type="float">
            <text:p>851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3" calcext:value-type="date">
            <text:p>23-Mar</text:p>
          </table:table-cell>
          <table:table-cell office:value-type="float" office:value="787" calcext:value-type="float">
            <text:p>787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4" calcext:value-type="date">
            <text:p>24-Mar</text:p>
          </table:table-cell>
          <table:table-cell table:style-name="ce4" office:value-type="float" office:value="1427" calcext:value-type="float">
            <text:p>1,427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5" calcext:value-type="date">
            <text:p>25-Mar</text:p>
          </table:table-cell>
          <table:table-cell table:style-name="ce4" office:value-type="float" office:value="1452" calcext:value-type="float">
            <text:p>1,452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6" calcext:value-type="date">
            <text:p>26-Mar</text:p>
          </table:table-cell>
          <table:table-cell table:style-name="ce4" office:value-type="float" office:value="2129" calcext:value-type="float">
            <text:p>2,129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7" calcext:value-type="date">
            <text:p>27-Mar</text:p>
          </table:table-cell>
          <table:table-cell table:style-name="ce4" office:value-type="float" office:value="2885" calcext:value-type="float">
            <text:p>2,885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8" calcext:value-type="date">
            <text:p>28-Mar</text:p>
          </table:table-cell>
          <table:table-cell table:style-name="ce4" office:value-type="float" office:value="2546" calcext:value-type="float">
            <text:p>2,546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29" calcext:value-type="date">
            <text:p>29-Mar</text:p>
          </table:table-cell>
          <table:table-cell table:style-name="ce4" office:value-type="float" office:value="2433" calcext:value-type="float">
            <text:p>2,433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30" calcext:value-type="date">
            <text:p>30-Mar</text:p>
          </table:table-cell>
          <table:table-cell table:style-name="ce4" office:value-type="float" office:value="2619" calcext:value-type="float">
            <text:p>2,619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3-31" calcext:value-type="date">
            <text:p>31-Mar</text:p>
          </table:table-cell>
          <table:table-cell table:style-name="ce4" office:value-type="float" office:value="3009" calcext:value-type="float">
            <text:p>3,009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1" calcext:value-type="date">
            <text:p>01-Apr</text:p>
          </table:table-cell>
          <table:table-cell table:style-name="ce4" office:value-type="float" office:value="4324" calcext:value-type="float">
            <text:p>4,32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2" calcext:value-type="date">
            <text:p>02-Apr</text:p>
          </table:table-cell>
          <table:table-cell table:style-name="ce4" office:value-type="float" office:value="4244" calcext:value-type="float">
            <text:p>4,24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3" calcext:value-type="date">
            <text:p>03-Apr</text:p>
          </table:table-cell>
          <table:table-cell table:style-name="ce4" office:value-type="float" office:value="4450" calcext:value-type="float">
            <text:p>4,450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4" calcext:value-type="date">
            <text:p>04-Apr</text:p>
          </table:table-cell>
          <table:table-cell table:style-name="ce4" office:value-type="float" office:value="3735" calcext:value-type="float">
            <text:p>3,735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5" calcext:value-type="date">
            <text:p>05-Apr</text:p>
          </table:table-cell>
          <table:table-cell table:style-name="ce4" office:value-type="float" office:value="5914" calcext:value-type="float">
            <text:p>5,91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6" calcext:value-type="date">
            <text:p>06-Apr</text:p>
          </table:table-cell>
          <table:table-cell table:style-name="ce4" office:value-type="float" office:value="3802" calcext:value-type="float">
            <text:p>3,802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7" calcext:value-type="date">
            <text:p>07-Apr</text:p>
          </table:table-cell>
          <table:table-cell table:style-name="ce4" office:value-type="float" office:value="3634" calcext:value-type="float">
            <text:p>3,634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8" calcext:value-type="date">
            <text:p>08-Apr</text:p>
          </table:table-cell>
          <table:table-cell table:style-name="ce4" office:value-type="float" office:value="5492" calcext:value-type="float">
            <text:p>5,492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20-04-09" calcext:value-type="date">
            <text:p>09-Apr</text:p>
          </table:table-cell>
          <table:table-cell table:style-name="ce4" office:value-type="float" office:value="4344" calcext:value-type="float">
            <text:p>4,344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id_hospitalisations" table:style-name="ta3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﻿Day of 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ovid hospitalisations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East of England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East of England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East of England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East of England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East of England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East of England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East of England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East of England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East of England</text:p>
          </table:table-cell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East of England</text:p>
          </table:table-cell>
          <table:table-cell office:value-type="float" office:value="423" calcext:value-type="float">
            <text:p>42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East of England</text:p>
          </table:table-cell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East of England</text:p>
          </table:table-cell>
          <table:table-cell office:value-type="float" office:value="617" calcext:value-type="float">
            <text:p>61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East of England</text:p>
          </table:table-cell>
          <table:table-cell office:value-type="float" office:value="779" calcext:value-type="float">
            <text:p>77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East of England</text:p>
          </table:table-cell>
          <table:table-cell office:value-type="float" office:value="812" calcext:value-type="float">
            <text:p>81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East of England</text:p>
          </table:table-cell>
          <table:table-cell office:value-type="float" office:value="796" calcext:value-type="float">
            <text:p>79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East of England</text:p>
          </table:table-cell>
          <table:table-cell office:value-type="float" office:value="870" calcext:value-type="float">
            <text:p>87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East of England</text:p>
          </table:table-cell>
          <table:table-cell office:value-type="float" office:value="931" calcext:value-type="float">
            <text:p>93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East of England</text:p>
          </table:table-cell>
          <table:table-cell table:style-name="ce4" office:value-type="float" office:value="1161" calcext:value-type="float">
            <text:p>1,16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East of England</text:p>
          </table:table-cell>
          <table:table-cell table:style-name="ce4" office:value-type="float" office:value="1144" calcext:value-type="float">
            <text:p>1,14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East of England</text:p>
          </table:table-cell>
          <table:table-cell table:style-name="ce4" office:value-type="float" office:value="1323" calcext:value-type="float">
            <text:p>1,32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East of England</text:p>
          </table:table-cell>
          <table:table-cell table:style-name="ce4" office:value-type="float" office:value="1316" calcext:value-type="float">
            <text:p>1,31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London</text:p>
          </table:table-cell>
          <table:table-cell office:value-type="float" office:value="708" calcext:value-type="float">
            <text:p>70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London</text:p>
          </table:table-cell>
          <table:table-cell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1119" calcext:value-type="float">
            <text:p>1,11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1228" calcext:value-type="float">
            <text:p>1,22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1515" calcext:value-type="float">
            <text:p>1,51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2019" calcext:value-type="float">
            <text:p>2,01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2417" calcext:value-type="float">
            <text:p>2,41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2727" calcext:value-type="float">
            <text:p>2,72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3002" calcext:value-type="float">
            <text:p>3,00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3334" calcext:value-type="float">
            <text:p>3,33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3492" calcext:value-type="float">
            <text:p>3,49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3915" calcext:value-type="float">
            <text:p>3,91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4065" calcext:value-type="float">
            <text:p>4,06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3893" calcext:value-type="float">
            <text:p>3,89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3836" calcext:value-type="float">
            <text:p>3,83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4406" calcext:value-type="float">
            <text:p>4,40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4571" calcext:value-type="float">
            <text:p>4,57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4656" calcext:value-type="float">
            <text:p>4,65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4689" calcext:value-type="float">
            <text:p>4,68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London</text:p>
          </table:table-cell>
          <table:table-cell table:style-name="ce4" office:value-type="float" office:value="4813" calcext:value-type="float">
            <text:p>4,81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Midlands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Midlands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Midlands</text:p>
          </table:table-cell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Midlands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Midlands</text:p>
          </table:table-cell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Midlands</text:p>
          </table:table-cell>
          <table:table-cell office:value-type="float" office:value="581" calcext:value-type="float">
            <text:p>58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Midlands</text:p>
          </table:table-cell>
          <table:table-cell office:value-type="float" office:value="688" calcext:value-type="float">
            <text:p>68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Midlands</text:p>
          </table:table-cell>
          <table:table-cell office:value-type="float" office:value="964" calcext:value-type="float">
            <text:p>96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1054" calcext:value-type="float">
            <text:p>1,05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1117" calcext:value-type="float">
            <text:p>1,11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1312" calcext:value-type="float">
            <text:p>1,31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1799" calcext:value-type="float">
            <text:p>1,79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1918" calcext:value-type="float">
            <text:p>1,91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2138" calcext:value-type="float">
            <text:p>2,13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1729" calcext:value-type="float">
            <text:p>1,72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2546" calcext:value-type="float">
            <text:p>2,54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2768" calcext:value-type="float">
            <text:p>2,76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2895" calcext:value-type="float">
            <text:p>2,89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3042" calcext:value-type="float">
            <text:p>3,04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3086" calcext:value-type="float">
            <text:p>3,08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Midlands</text:p>
          </table:table-cell>
          <table:table-cell table:style-name="ce4" office:value-type="float" office:value="3070" calcext:value-type="float">
            <text:p>3,07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677" calcext:value-type="float">
            <text:p>67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804" calcext:value-type="float">
            <text:p>80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963" calcext:value-type="float">
            <text:p>96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1085" calcext:value-type="float">
            <text:p>1,08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1254" calcext:value-type="float">
            <text:p>1,25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1311" calcext:value-type="float">
            <text:p>1,31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1771" calcext:value-type="float">
            <text:p>1,77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2013" calcext:value-type="float">
            <text:p>2,01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2218" calcext:value-type="float">
            <text:p>2,21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2041" calcext:value-type="float">
            <text:p>2,04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2113" calcext:value-type="float">
            <text:p>2,11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North East &amp; Yorkshire</text:p>
          </table:table-cell>
          <table:table-cell table:style-name="ce4" office:value-type="float" office:value="2319" calcext:value-type="float">
            <text:p>2,31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North West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North West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North West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North West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North West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North West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North West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North West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North West</text:p>
          </table:table-cell>
          <table:table-cell office:value-type="float" office:value="548" calcext:value-type="float">
            <text:p>54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North West</text:p>
          </table:table-cell>
          <table:table-cell office:value-type="float" office:value="654" calcext:value-type="float">
            <text:p>65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North West</text:p>
          </table:table-cell>
          <table:table-cell office:value-type="float" office:value="809" calcext:value-type="float">
            <text:p>80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North West</text:p>
          </table:table-cell>
          <table:table-cell office:value-type="float" office:value="964" calcext:value-type="float">
            <text:p>96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1110" calcext:value-type="float">
            <text:p>1,11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1392" calcext:value-type="float">
            <text:p>1,39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1379" calcext:value-type="float">
            <text:p>1,37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1638" calcext:value-type="float">
            <text:p>1,63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2049" calcext:value-type="float">
            <text:p>2,04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2178" calcext:value-type="float">
            <text:p>2,17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2409" calcext:value-type="float">
            <text:p>2,40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2495" calcext:value-type="float">
            <text:p>2,49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North West</text:p>
          </table:table-cell>
          <table:table-cell table:style-name="ce4" office:value-type="float" office:value="2436" calcext:value-type="float">
            <text:p>2,43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Scotland</text:p>
          </table:table-cell>
          <table:table-cell office:value-type="float" office:value="575" calcext:value-type="float">
            <text:p>57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Scotland</text:p>
          </table:table-cell>
          <table:table-cell office:value-type="float" office:value="672" calcext:value-type="float">
            <text:p>67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Scotland</text:p>
          </table:table-cell>
          <table:table-cell office:value-type="float" office:value="782" calcext:value-type="float">
            <text:p>78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Scotland</text:p>
          </table:table-cell>
          <table:table-cell office:value-type="float" office:value="859" calcext:value-type="float">
            <text:p>85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Scotland</text:p>
          </table:table-cell>
          <table:table-cell office:value-type="float" office:value="924" calcext:value-type="float">
            <text:p>92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073" calcext:value-type="float">
            <text:p>1,07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153" calcext:value-type="float">
            <text:p>1,15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282" calcext:value-type="float">
            <text:p>1,28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321" calcext:value-type="float">
            <text:p>1,32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480" calcext:value-type="float">
            <text:p>1,48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590" calcext:value-type="float">
            <text:p>1,59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599" calcext:value-type="float">
            <text:p>1,59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733" calcext:value-type="float">
            <text:p>1,73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Scotland</text:p>
          </table:table-cell>
          <table:table-cell table:style-name="ce4" office:value-type="float" office:value="1771" calcext:value-type="float">
            <text:p>1,77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South East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South East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South East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South East</text:p>
          </table:table-cell>
          <table:table-cell office:value-type="float" office:value="408" calcext:value-type="float">
            <text:p>40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South East</text:p>
          </table:table-cell>
          <table:table-cell office:value-type="float" office:value="449" calcext:value-type="float">
            <text:p>44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South East</text:p>
          </table:table-cell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South East</text:p>
          </table:table-cell>
          <table:table-cell office:value-type="float" office:value="567" calcext:value-type="float">
            <text:p>56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South East</text:p>
          </table:table-cell>
          <table:table-cell office:value-type="float" office:value="599" calcext:value-type="float">
            <text:p>59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South East</text:p>
          </table:table-cell>
          <table:table-cell office:value-type="float" office:value="744" calcext:value-type="float">
            <text:p>74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South East</text:p>
          </table:table-cell>
          <table:table-cell office:value-type="float" office:value="802" calcext:value-type="float">
            <text:p>80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008" calcext:value-type="float">
            <text:p>1,00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208" calcext:value-type="float">
            <text:p>1,20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469" calcext:value-type="float">
            <text:p>1,46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368" calcext:value-type="float">
            <text:p>1,36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614" calcext:value-type="float">
            <text:p>1,61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541" calcext:value-type="float">
            <text:p>1,54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712" calcext:value-type="float">
            <text:p>1,71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850" calcext:value-type="float">
            <text:p>1,85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1858" calcext:value-type="float">
            <text:p>1,85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2073" calcext:value-type="float">
            <text:p>2,07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South East</text:p>
          </table:table-cell>
          <table:table-cell table:style-name="ce4" office:value-type="float" office:value="2058" calcext:value-type="float">
            <text:p>2,05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South West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South West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South West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South West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South West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South West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South West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South West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South West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South West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South West</text:p>
          </table:table-cell>
          <table:table-cell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South West</text:p>
          </table:table-cell>
          <table:table-cell office:value-type="float" office:value="455" calcext:value-type="float">
            <text:p>45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South West</text:p>
          </table:table-cell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South West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South West</text:p>
          </table:table-cell>
          <table:table-cell office:value-type="float" office:value="587" calcext:value-type="float">
            <text:p>58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South West</text:p>
          </table:table-cell>
          <table:table-cell office:value-type="float" office:value="639" calcext:value-type="float">
            <text:p>639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South West</text:p>
          </table:table-cell>
          <table:table-cell office:value-type="float" office:value="697" calcext:value-type="float">
            <text:p>697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South West</text:p>
          </table:table-cell>
          <table:table-cell office:value-type="float" office:value="734" calcext:value-type="float">
            <text:p>73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South West</text:p>
          </table:table-cell>
          <table:table-cell office:value-type="float" office:value="796" calcext:value-type="float">
            <text:p>796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South West</text:p>
          </table:table-cell>
          <table:table-cell office:value-type="float" office:value="784" calcext:value-type="float">
            <text:p>78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South West</text:p>
          </table:table-cell>
          <table:table-cell office:value-type="float" office:value="772" calcext:value-type="float">
            <text:p>77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Wales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Wales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Wales</text:p>
          </table:table-cell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Wales</text:p>
          </table:table-cell>
          <table:table-cell office:value-type="float" office:value="451" calcext:value-type="float">
            <text:p>45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Wales</text:p>
          </table:table-cell>
          <table:table-cell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Wales</text:p>
          </table:table-cell>
          <table:table-cell office:value-type="float" office:value="535" calcext:value-type="float">
            <text:p>53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Wales</text:p>
          </table:table-cell>
          <table:table-cell office:value-type="float" office:value="625" calcext:value-type="float">
            <text:p>62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Wales</text:p>
          </table:table-cell>
          <table:table-cell office:value-type="float" office:value="781" calcext:value-type="float">
            <text:p>78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Wales</text:p>
          </table:table-cell>
          <table:table-cell office:value-type="float" office:value="972" calcext:value-type="float">
            <text:p>97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Wales</text:p>
          </table:table-cell>
          <table:table-cell office:value-type="float" office:value="865" calcext:value-type="float">
            <text:p>86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Wales</text:p>
          </table:table-cell>
          <table:table-cell office:value-type="float" office:value="911" calcext:value-type="float">
            <text:p>911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Wales</text:p>
          </table:table-cell>
          <table:table-cell office:value-type="float" office:value="915" calcext:value-type="float">
            <text:p>915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Wales</text:p>
          </table:table-cell>
          <table:table-cell office:value-type="float" office:value="990" calcext:value-type="float">
            <text:p>990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Wales</text:p>
          </table:table-cell>
          <table:table-cell table:style-name="ce4" office:value-type="float" office:value="1044" calcext:value-type="float">
            <text:p>1,044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Wales</text:p>
          </table:table-cell>
          <table:table-cell table:style-name="ce4" office:value-type="float" office:value="1142" calcext:value-type="float">
            <text:p>1,142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Wales</text:p>
          </table:table-cell>
          <table:table-cell table:style-name="ce4" office:value-type="float" office:value="1160" calcext:value-type="float">
            <text:p>1,160</text:p>
          </table:table-cell>
          <table:table-cell table:number-columns-repeated="1021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_beds_occupied_covid" table:style-name="ta4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﻿Day of 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c_beds_occupied_covid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London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London</text:p>
          </table:table-cell>
          <table:table-cell office:value-type="float" office:value="143" calcext:value-type="float">
            <text:p>143</text:p>
          </table:table-cell>
          <table:table-cell table:formula="of:=[.C3]-[.C2]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London</text:p>
          </table:table-cell>
          <table:table-cell office:value-type="float" office:value="177" calcext:value-type="float">
            <text:p>177</text:p>
          </table:table-cell>
          <table:table-cell table:formula="of:=[.C4]-[.C3]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London</text:p>
          </table:table-cell>
          <table:table-cell office:value-type="float" office:value="234" calcext:value-type="float">
            <text:p>234</text:p>
          </table:table-cell>
          <table:table-cell table:formula="of:=[.C5]-[.C4]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London</text:p>
          </table:table-cell>
          <table:table-cell office:value-type="float" office:value="271" calcext:value-type="float">
            <text:p>271</text:p>
          </table:table-cell>
          <table:table-cell table:formula="of:=[.C6]-[.C5]"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London</text:p>
          </table:table-cell>
          <table:table-cell office:value-type="float" office:value="305" calcext:value-type="float">
            <text:p>305</text:p>
          </table:table-cell>
          <table:table-cell table:formula="of:=[.C7]-[.C6]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London</text:p>
          </table:table-cell>
          <table:table-cell office:value-type="float" office:value="328" calcext:value-type="float">
            <text:p>328</text:p>
          </table:table-cell>
          <table:table-cell table:formula="of:=[.C8]-[.C7]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London</text:p>
          </table:table-cell>
          <table:table-cell office:value-type="float" office:value="367" calcext:value-type="float">
            <text:p>367</text:p>
          </table:table-cell>
          <table:table-cell table:formula="of:=[.C9]-[.C8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London</text:p>
          </table:table-cell>
          <table:table-cell office:value-type="float" office:value="418" calcext:value-type="float">
            <text:p>418</text:p>
          </table:table-cell>
          <table:table-cell table:formula="of:=[.C10]-[.C9]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London</text:p>
          </table:table-cell>
          <table:table-cell office:value-type="float" office:value="477" calcext:value-type="float">
            <text:p>477</text:p>
          </table:table-cell>
          <table:table-cell table:formula="of:=[.C11]-[.C10]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London</text:p>
          </table:table-cell>
          <table:table-cell office:value-type="float" office:value="534" calcext:value-type="float">
            <text:p>534</text:p>
          </table:table-cell>
          <table:table-cell table:formula="of:=[.C12]-[.C11]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London</text:p>
          </table:table-cell>
          <table:table-cell office:value-type="float" office:value="586" calcext:value-type="float">
            <text:p>586</text:p>
          </table:table-cell>
          <table:table-cell table:formula="of:=[.C13]-[.C12]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London</text:p>
          </table:table-cell>
          <table:table-cell office:value-type="float" office:value="628" calcext:value-type="float">
            <text:p>628</text:p>
          </table:table-cell>
          <table:table-cell table:formula="of:=[.C14]-[.C13]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London</text:p>
          </table:table-cell>
          <table:table-cell office:value-type="float" office:value="697" calcext:value-type="float">
            <text:p>697</text:p>
          </table:table-cell>
          <table:table-cell table:formula="of:=[.C15]-[.C14]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London</text:p>
          </table:table-cell>
          <table:table-cell office:value-type="float" office:value="736" calcext:value-type="float">
            <text:p>736</text:p>
          </table:table-cell>
          <table:table-cell table:formula="of:=[.C16]-[.C15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London</text:p>
          </table:table-cell>
          <table:table-cell office:value-type="float" office:value="786" calcext:value-type="float">
            <text:p>786</text:p>
          </table:table-cell>
          <table:table-cell table:formula="of:=[.C17]-[.C16]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London</text:p>
          </table:table-cell>
          <table:table-cell office:value-type="float" office:value="813" calcext:value-type="float">
            <text:p>813</text:p>
          </table:table-cell>
          <table:table-cell table:formula="of:=[.C18]-[.C17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London</text:p>
          </table:table-cell>
          <table:table-cell office:value-type="float" office:value="872" calcext:value-type="float">
            <text:p>872</text:p>
          </table:table-cell>
          <table:table-cell table:formula="of:=[.C19]-[.C18]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London</text:p>
          </table:table-cell>
          <table:table-cell office:value-type="float" office:value="877" calcext:value-type="float">
            <text:p>877</text:p>
          </table:table-cell>
          <table:table-cell table:formula="of:=[.C20]-[.C19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London</text:p>
          </table:table-cell>
          <table:table-cell office:value-type="float" office:value="884" calcext:value-type="float">
            <text:p>884</text:p>
          </table:table-cell>
          <table:table-cell table:formula="of:=[.C21]-[.C2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London</text:p>
          </table:table-cell>
          <table:table-cell office:value-type="float" office:value="894" calcext:value-type="float">
            <text:p>894</text:p>
          </table:table-cell>
          <table:table-cell table:formula="of:=[.C22]-[.C2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London</text:p>
          </table:table-cell>
          <table:table-cell office:value-type="float" office:value="926" calcext:value-type="float">
            <text:p>926</text:p>
          </table:table-cell>
          <table:table-cell table:formula="of:=[.C23]-[.C22]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Midlands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Midlands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Midlands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Midlands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Midlands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Midlands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Midlands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Midlands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Midlands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Midlands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Midlands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Midlands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Midlands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Midlands</text:p>
          </table:table-cell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Midlands</text:p>
          </table:table-cell>
          <table:table-cell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Midlands</text:p>
          </table:table-cell>
          <table:table-cell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Midlands</text:p>
          </table:table-cell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Midlands</text:p>
          </table:table-cell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Midlands</text:p>
          </table:table-cell>
          <table:table-cell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Midlands</text:p>
          </table:table-cell>
          <table:table-cell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Midlands</text:p>
          </table:table-cell>
          <table:table-cell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Midlands</text:p>
          </table:table-cell>
          <table:table-cell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South East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South East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South East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South East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South East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South East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South East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South East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South East</text:p>
          </table:table-cell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South East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South East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South East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South East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South East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South East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South East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South East</text:p>
          </table:table-cell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South East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South East</text:p>
          </table:table-cell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South East</text:p>
          </table:table-cell>
          <table:table-cell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South East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South East</text:p>
          </table:table-cell>
          <table:table-cell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North West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North Wes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North West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North West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North West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North West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North West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North West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North West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North West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North West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North West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North West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North West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North West</text:p>
          </table:table-cell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North West</text:p>
          </table:table-cell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North West</text:p>
          </table:table-cell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North West</text:p>
          </table:table-cell>
          <table:table-cell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North West</text:p>
          </table:table-cell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North West</text:p>
          </table:table-cell>
          <table:table-cell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North West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North West</text:p>
          </table:table-cell>
          <table:table-cell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North East &amp; Yorkshire</text:p>
          </table:table-cell>
          <table:table-cell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East of Englan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East of Englan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East of England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East of England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East of England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East of England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East of England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East of England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East of England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East of England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East of England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East of England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East of England</text:p>
          </table:table-cell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East of England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East of England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East of England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East of England</text:p>
          </table:table-cell>
          <table:table-cell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East of England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East of England</text:p>
          </table:table-cell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East of England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East of England</text:p>
          </table:table-cell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East of England</text:p>
          </table:table-cell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Scotland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Scotland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Scotland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Scotland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Scotland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Scotland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Scotland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Scotland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Scotland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Scotland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Scotland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Scotland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Scotland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Scotland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8" calcext:value-type="date">
            <text:p>18-Mar-20</text:p>
          </table:table-cell>
          <table:table-cell office:value-type="string" calcext:value-type="string">
            <text:p>South Wes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0" calcext:value-type="date">
            <text:p>20-Mar-20</text:p>
          </table:table-cell>
          <table:table-cell office:value-type="string" calcext:value-type="string">
            <text:p>South Wes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19" calcext:value-type="date">
            <text:p>19-Mar-20</text:p>
          </table:table-cell>
          <table:table-cell office:value-type="string" calcext:value-type="string">
            <text:p>South Wes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1" calcext:value-type="date">
            <text:p>21-Mar-20</text:p>
          </table:table-cell>
          <table:table-cell office:value-type="string" calcext:value-type="string">
            <text:p>South West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3" calcext:value-type="date">
            <text:p>23-Mar-20</text:p>
          </table:table-cell>
          <table:table-cell office:value-type="string" calcext:value-type="string">
            <text:p>South West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4" calcext:value-type="date">
            <text:p>24-Mar-20</text:p>
          </table:table-cell>
          <table:table-cell office:value-type="string" calcext:value-type="string">
            <text:p>South West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2" calcext:value-type="date">
            <text:p>22-Mar-20</text:p>
          </table:table-cell>
          <table:table-cell office:value-type="string" calcext:value-type="string">
            <text:p>South West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5" calcext:value-type="date">
            <text:p>25-Mar-20</text:p>
          </table:table-cell>
          <table:table-cell office:value-type="string" calcext:value-type="string">
            <text:p>South West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6" calcext:value-type="date">
            <text:p>26-Mar-20</text:p>
          </table:table-cell>
          <table:table-cell office:value-type="string" calcext:value-type="string">
            <text:p>South West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7" calcext:value-type="date">
            <text:p>27-Mar-20</text:p>
          </table:table-cell>
          <table:table-cell office:value-type="string" calcext:value-type="string">
            <text:p>South West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8" calcext:value-type="date">
            <text:p>28-Mar-20</text:p>
          </table:table-cell>
          <table:table-cell office:value-type="string" calcext:value-type="string">
            <text:p>South West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29" calcext:value-type="date">
            <text:p>29-Mar-20</text:p>
          </table:table-cell>
          <table:table-cell office:value-type="string" calcext:value-type="string">
            <text:p>South West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South West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South West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South West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South West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South West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South West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South West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South West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South West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South West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0" calcext:value-type="date">
            <text:p>30-Mar-20</text:p>
          </table:table-cell>
          <table:table-cell office:value-type="string" calcext:value-type="string">
            <text:p>Wales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3-31" calcext:value-type="date">
            <text:p>31-Mar-20</text:p>
          </table:table-cell>
          <table:table-cell office:value-type="string" calcext:value-type="string">
            <text:p>Wales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Wales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Wales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Wales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Wales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Wales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Wales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Wales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Wales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1" calcext:value-type="date">
            <text:p>01-Apr-20</text:p>
          </table:table-cell>
          <table:table-cell office:value-type="string" calcext:value-type="string">
            <text:p>Northern Ireland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2" calcext:value-type="date">
            <text:p>02-Apr-20</text:p>
          </table:table-cell>
          <table:table-cell office:value-type="string" calcext:value-type="string">
            <text:p>Northern Ireland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3" calcext:value-type="date">
            <text:p>03-Apr-20</text:p>
          </table:table-cell>
          <table:table-cell office:value-type="string" calcext:value-type="string">
            <text:p>Northern Ireland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4" calcext:value-type="date">
            <text:p>04-Apr-20</text:p>
          </table:table-cell>
          <table:table-cell office:value-type="string" calcext:value-type="string">
            <text:p>Northern Irela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5" calcext:value-type="date">
            <text:p>05-Apr-20</text:p>
          </table:table-cell>
          <table:table-cell office:value-type="string" calcext:value-type="string">
            <text:p>Northern Irela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6" calcext:value-type="date">
            <text:p>06-Apr-20</text:p>
          </table:table-cell>
          <table:table-cell office:value-type="string" calcext:value-type="string">
            <text:p>Northern Ireland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8" calcext:value-type="date">
            <text:p>08-Apr-20</text:p>
          </table:table-cell>
          <table:table-cell office:value-type="string" calcext:value-type="string">
            <text:p>Northern Ireland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0-04-07" calcext:value-type="date">
            <text:p>07-Apr-20</text:p>
          </table:table-cell>
          <table:table-cell office:value-type="string" calcext:value-type="string">
            <text:p>Northern Ireland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_deaths" table:style-name="ta5">
        <table:table-column table:style-name="co4" table:number-columns-repeated="1024" table:default-cell-style-name="Default"/>
        <table:table-row table:style-name="ro1">
          <table:table-cell office:value-type="string" calcext:value-type="string">
            <text:p>﻿Country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ath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0*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3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4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5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6</text:p>
          </table:table-cell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7</text:p>
          </table:table-cell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8</text:p>
          </table:table-cell>
          <table:table-cell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9</text:p>
          </table:table-cell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0</text:p>
          </table:table-cell>
          <table:table-cell office:value-type="float" office:value="584" calcext:value-type="float">
            <text:p>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1</text:p>
          </table:table-cell>
          <table:table-cell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2</text:p>
          </table:table-cell>
          <table:table-cell table:style-name="ce4" office:value-type="float" office:value="1022" calcext:value-type="float">
            <text:p>1,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3</text:p>
          </table:table-cell>
          <table:table-cell table:style-name="ce4" office:value-type="float" office:value="1228" calcext:value-type="float">
            <text:p>1,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4</text:p>
          </table:table-cell>
          <table:table-cell table:style-name="ce4" office:value-type="float" office:value="1414" calcext:value-type="float">
            <text:p>1,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5</text:p>
          </table:table-cell>
          <table:table-cell table:style-name="ce4" office:value-type="float" office:value="1789" calcext:value-type="float">
            <text:p>1,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2352" calcext:value-type="float">
            <text:p>2,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2921" calcext:value-type="float">
            <text:p>2,9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3605" calcext:value-type="float">
            <text:p>3,6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4313" calcext:value-type="float">
            <text:p>4,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0</text:p>
          </table:table-cell>
          <table:table-cell table:style-name="ce4" office:value-type="float" office:value="4934" calcext:value-type="float">
            <text:p>4,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1</text:p>
          </table:table-cell>
          <table:table-cell table:style-name="ce4" office:value-type="float" office:value="5373" calcext:value-type="float">
            <text:p>5,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2</text:p>
          </table:table-cell>
          <table:table-cell table:style-name="ce4" office:value-type="float" office:value="6159" calcext:value-type="float">
            <text:p>6,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3</text:p>
          </table:table-cell>
          <table:table-cell table:style-name="ce4" office:value-type="float" office:value="7097" calcext:value-type="float">
            <text:p>7,0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4</text:p>
          </table:table-cell>
          <table:table-cell table:style-name="ce4" office:value-type="float" office:value="7978" calcext:value-type="float">
            <text:p>7,9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Day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0*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3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4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5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6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7</text:p>
          </table:table-cell>
          <table:table-cell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8</text:p>
          </table:table-cell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9</text:p>
          </table:table-cell>
          <table:table-cell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0</text:p>
          </table:table-cell>
          <table:table-cell office:value-type="float" office:value="780" calcext:value-type="float">
            <text:p>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1</text:p>
          </table:table-cell>
          <table:table-cell table:style-name="ce4" office:value-type="float" office:value="1027" calcext:value-type="float">
            <text:p>1,0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2</text:p>
          </table:table-cell>
          <table:table-cell table:style-name="ce4" office:value-type="float" office:value="1295" calcext:value-type="float">
            <text:p>1,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3</text:p>
          </table:table-cell>
          <table:table-cell table:style-name="ce4" office:value-type="float" office:value="1696" calcext:value-type="float">
            <text:p>1,6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4</text:p>
          </table:table-cell>
          <table:table-cell table:style-name="ce4" office:value-type="float" office:value="1878" calcext:value-type="float">
            <text:p>1,8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5</text:p>
          </table:table-cell>
          <table:table-cell table:style-name="ce4" office:value-type="float" office:value="2220" calcext:value-type="float">
            <text:p>2,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2583" calcext:value-type="float">
            <text:p>2,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3141" calcext:value-type="float">
            <text:p>3,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4053" calcext:value-type="float">
            <text:p>4,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5102" calcext:value-type="float">
            <text:p>5,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0</text:p>
          </table:table-cell>
          <table:table-cell table:style-name="ce4" office:value-type="float" office:value="6095" calcext:value-type="float">
            <text:p>6,0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1</text:p>
          </table:table-cell>
          <table:table-cell table:style-name="ce4" office:value-type="float" office:value="7403" calcext:value-type="float">
            <text:p>7,4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2</text:p>
          </table:table-cell>
          <table:table-cell table:style-name="ce4" office:value-type="float" office:value="8454" calcext:value-type="float">
            <text:p>8,4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3</text:p>
          </table:table-cell>
          <table:table-cell table:style-name="ce4" office:value-type="float" office:value="9620" calcext:value-type="float">
            <text:p>9,6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4</text:p>
          </table:table-cell>
          <table:table-cell table:style-name="ce4" office:value-type="float" office:value="10943" calcext:value-type="float">
            <text:p>10,9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Day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0*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3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4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5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6</text:p>
          </table:table-cell>
          <table:table-cell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7</text:p>
          </table:table-cell>
          <table:table-cell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8</text:p>
          </table:table-cell>
          <table:table-cell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9</text:p>
          </table:table-cell>
          <table:table-cell table:style-name="ce4" office:value-type="float" office:value="1093" calcext:value-type="float">
            <text:p>1,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0</text:p>
          </table:table-cell>
          <table:table-cell table:style-name="ce4" office:value-type="float" office:value="1381" calcext:value-type="float">
            <text:p>1,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1</text:p>
          </table:table-cell>
          <table:table-cell table:style-name="ce4" office:value-type="float" office:value="1772" calcext:value-type="float">
            <text:p>1,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2</text:p>
          </table:table-cell>
          <table:table-cell table:style-name="ce4" office:value-type="float" office:value="2311" calcext:value-type="float">
            <text:p>2,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3</text:p>
          </table:table-cell>
          <table:table-cell table:style-name="ce4" office:value-type="float" office:value="2991" calcext:value-type="float">
            <text:p>2,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4</text:p>
          </table:table-cell>
          <table:table-cell table:style-name="ce4" office:value-type="float" office:value="3647" calcext:value-type="float">
            <text:p>3,6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5</text:p>
          </table:table-cell>
          <table:table-cell table:style-name="ce4" office:value-type="float" office:value="4365" calcext:value-type="float">
            <text:p>4,3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5138" calcext:value-type="float">
            <text:p>5,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5982" calcext:value-type="float">
            <text:p>5,9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6803" calcext:value-type="float">
            <text:p>6,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7716" calcext:value-type="float">
            <text:p>7,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0</text:p>
          </table:table-cell>
          <table:table-cell table:style-name="ce4" office:value-type="float" office:value="8464" calcext:value-type="float">
            <text:p>8,4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1</text:p>
          </table:table-cell>
          <table:table-cell table:style-name="ce4" office:value-type="float" office:value="9387" calcext:value-type="float">
            <text:p>9,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2</text:p>
          </table:table-cell>
          <table:table-cell table:style-name="ce4" office:value-type="float" office:value="10348" calcext:value-type="float">
            <text:p>10,3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3</text:p>
          </table:table-cell>
          <table:table-cell table:style-name="ce4" office:value-type="float" office:value="11198" calcext:value-type="float">
            <text:p>11,1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ay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0*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3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4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5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6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7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8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9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0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1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2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3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4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5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6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7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8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19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0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1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2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3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4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5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6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7</text:p>
          </table:table-cell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8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29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Day 30</text:p>
          </table:table-cell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0*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3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4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5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6</text:p>
          </table:table-cell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7</text:p>
          </table:table-cell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8</text:p>
          </table:table-cell>
          <table:table-cell office:value-type="float" office:value="631" calcext:value-type="float">
            <text:p>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9</text:p>
          </table:table-cell>
          <table:table-cell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0</text:p>
          </table:table-cell>
          <table:table-cell table:style-name="ce4" office:value-type="float" office:value="1016" calcext:value-type="float">
            <text:p>1,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1</text:p>
          </table:table-cell>
          <table:table-cell table:style-name="ce4" office:value-type="float" office:value="1266" calcext:value-type="float">
            <text:p>1,2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2</text:p>
          </table:table-cell>
          <table:table-cell table:style-name="ce4" office:value-type="float" office:value="1441" calcext:value-type="float">
            <text:p>1,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3</text:p>
          </table:table-cell>
          <table:table-cell table:style-name="ce4" office:value-type="float" office:value="1809" calcext:value-type="float">
            <text:p>1,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4</text:p>
          </table:table-cell>
          <table:table-cell table:style-name="ce4" office:value-type="float" office:value="2158" calcext:value-type="float">
            <text:p>2,1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5</text:p>
          </table:table-cell>
          <table:table-cell table:style-name="ce4" office:value-type="float" office:value="2503" calcext:value-type="float">
            <text:p>2,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2978" calcext:value-type="float">
            <text:p>2,9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3405" calcext:value-type="float">
            <text:p>3,4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4032" calcext:value-type="float">
            <text:p>4,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4825" calcext:value-type="float">
            <text:p>4,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0</text:p>
          </table:table-cell>
          <table:table-cell table:style-name="ce4" office:value-type="float" office:value="5476" calcext:value-type="float">
            <text:p>5,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1</text:p>
          </table:table-cell>
          <table:table-cell table:style-name="ce4" office:value-type="float" office:value="6077" calcext:value-type="float">
            <text:p>6,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2</text:p>
          </table:table-cell>
          <table:table-cell table:style-name="ce4" office:value-type="float" office:value="6820" calcext:value-type="float">
            <text:p>6,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3</text:p>
          </table:table-cell>
          <table:table-cell table:style-name="ce4" office:value-type="float" office:value="7503" calcext:value-type="float">
            <text:p>7,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4</text:p>
          </table:table-cell>
          <table:table-cell table:style-name="ce4" office:value-type="float" office:value="8215" calcext:value-type="float">
            <text:p>8,2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5</text:p>
          </table:table-cell>
          <table:table-cell table:style-name="ce4" office:value-type="float" office:value="9134" calcext:value-type="float">
            <text:p>9,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6</text:p>
          </table:table-cell>
          <table:table-cell table:style-name="ce4" office:value-type="float" office:value="10023" calcext:value-type="float">
            <text:p>10,0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7</text:p>
          </table:table-cell>
          <table:table-cell table:style-name="ce4" office:value-type="float" office:value="10779" calcext:value-type="float">
            <text:p>10,7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8</text:p>
          </table:table-cell>
          <table:table-cell table:style-name="ce4" office:value-type="float" office:value="11591" calcext:value-type="float">
            <text:p>11,5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Day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0*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3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4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5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6</text:p>
          </table:table-cell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7</text:p>
          </table:table-cell>
          <table:table-cell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8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9</text:p>
          </table:table-cell>
          <table:table-cell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0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1</text:p>
          </table:table-cell>
          <table:table-cell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2</text:p>
          </table:table-cell>
          <table:table-cell office:value-type="float" office:value="931" calcext:value-type="float">
            <text:p>9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3</text:p>
          </table:table-cell>
          <table:table-cell table:style-name="ce4" office:value-type="float" office:value="1107" calcext:value-type="float">
            <text:p>1,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4</text:p>
          </table:table-cell>
          <table:table-cell table:style-name="ce4" office:value-type="float" office:value="1275" calcext:value-type="float">
            <text:p>1,2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5</text:p>
          </table:table-cell>
          <table:table-cell table:style-name="ce4" office:value-type="float" office:value="1444" calcext:value-type="float">
            <text:p>1,4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1584" calcext:value-type="float">
            <text:p>1,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1810" calcext:value-type="float">
            <text:p>1,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2016" calcext:value-type="float">
            <text:p>2,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2349" calcext:value-type="float">
            <text:p>2,3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ay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0*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3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4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5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6</text:p>
          </table:table-cell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7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8</text:p>
          </table:table-cell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9</text:p>
          </table:table-cell>
          <table:table-cell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0</text:p>
          </table:table-cell>
          <table:table-cell office:value-type="float" office:value="674" calcext:value-type="float">
            <text:p>6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1</text:p>
          </table:table-cell>
          <table:table-cell office:value-type="float" office:value="860" calcext:value-type="float">
            <text:p>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2</text:p>
          </table:table-cell>
          <table:table-cell table:style-name="ce4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3</text:p>
          </table:table-cell>
          <table:table-cell table:style-name="ce4" office:value-type="float" office:value="1331" calcext:value-type="float">
            <text:p>1,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4</text:p>
          </table:table-cell>
          <table:table-cell table:style-name="ce4" office:value-type="float" office:value="1995" calcext:value-type="float">
            <text:p>1,9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5</text:p>
          </table:table-cell>
          <table:table-cell table:style-name="ce4" office:value-type="float" office:value="2314" calcext:value-type="float">
            <text:p>2,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2606" calcext:value-type="float">
            <text:p>2,6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3024" calcext:value-type="float">
            <text:p>3,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3523" calcext:value-type="float">
            <text:p>3,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4032" calcext:value-type="float">
            <text:p>4,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0</text:p>
          </table:table-cell>
          <table:table-cell table:style-name="ce4" office:value-type="float" office:value="5387" calcext:value-type="float">
            <text:p>5,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1</text:p>
          </table:table-cell>
          <table:table-cell table:style-name="ce4" office:value-type="float" office:value="6507" calcext:value-type="float">
            <text:p>6,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2</text:p>
          </table:table-cell>
          <table:table-cell table:style-name="ce4" office:value-type="float" office:value="7560" calcext:value-type="float">
            <text:p>7,5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3</text:p>
          </table:table-cell>
          <table:table-cell table:style-name="ce4" office:value-type="float" office:value="8078" calcext:value-type="float">
            <text:p>8,0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4</text:p>
          </table:table-cell>
          <table:table-cell table:style-name="ce4" office:value-type="float" office:value="8911" calcext:value-type="float">
            <text:p>8,9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5</text:p>
          </table:table-cell>
          <table:table-cell table:style-name="ce4" office:value-type="float" office:value="10328" calcext:value-type="float">
            <text:p>10,3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6</text:p>
          </table:table-cell>
          <table:table-cell table:style-name="ce4" office:value-type="float" office:value="10869" calcext:value-type="float">
            <text:p>10,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ay 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0*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3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4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5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6</text:p>
          </table:table-cell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7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8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9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0</text:p>
          </table:table-cell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1</text:p>
          </table:table-cell>
          <table:table-cell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2</text:p>
          </table:table-cell>
          <table:table-cell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3</text:p>
          </table:table-cell>
          <table:table-cell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4</text:p>
          </table:table-cell>
          <table:table-cell office:value-type="float" office:value="811" calcext:value-type="float">
            <text:p>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5</text:p>
          </table:table-cell>
          <table:table-cell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6</text:p>
          </table:table-cell>
          <table:table-cell table:style-name="ce4" office:value-type="float" office:value="1016" calcext:value-type="float">
            <text:p>1,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7</text:p>
          </table:table-cell>
          <table:table-cell table:style-name="ce4" office:value-type="float" office:value="1113" calcext:value-type="float">
            <text:p>1,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8</text:p>
          </table:table-cell>
          <table:table-cell table:style-name="ce4" office:value-type="float" office:value="1259" calcext:value-type="float">
            <text:p>1,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19</text:p>
          </table:table-cell>
          <table:table-cell table:style-name="ce4" office:value-type="float" office:value="1380" calcext:value-type="float">
            <text:p>1,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0</text:p>
          </table:table-cell>
          <table:table-cell table:style-name="ce4" office:value-type="float" office:value="1523" calcext:value-type="float">
            <text:p>1,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1</text:p>
          </table:table-cell>
          <table:table-cell table:style-name="ce4" office:value-type="float" office:value="1665" calcext:value-type="float">
            <text:p>1,6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2</text:p>
          </table:table-cell>
          <table:table-cell table:style-name="ce4" office:value-type="float" office:value="1770" calcext:value-type="float">
            <text:p>1,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3</text:p>
          </table:table-cell>
          <table:table-cell table:style-name="ce4" office:value-type="float" office:value="1868" calcext:value-type="float">
            <text:p>1,8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4</text:p>
          </table:table-cell>
          <table:table-cell table:style-name="ce4" office:value-type="float" office:value="2004" calcext:value-type="float">
            <text:p>2,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5</text:p>
          </table:table-cell>
          <table:table-cell table:style-name="ce4" office:value-type="float" office:value="2118" calcext:value-type="float">
            <text:p>2,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6</text:p>
          </table:table-cell>
          <table:table-cell table:style-name="ce4" office:value-type="float" office:value="2236" calcext:value-type="float">
            <text:p>2,2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7</text:p>
          </table:table-cell>
          <table:table-cell table:style-name="ce4" office:value-type="float" office:value="2345" calcext:value-type="float">
            <text:p>2,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8</text:p>
          </table:table-cell>
          <table:table-cell table:style-name="ce4" office:value-type="float" office:value="2442" calcext:value-type="float">
            <text:p>2,4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29</text:p>
          </table:table-cell>
          <table:table-cell table:style-name="ce4" office:value-type="float" office:value="2592" calcext:value-type="float">
            <text:p>2,5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Day 30</text:p>
          </table:table-cell>
          <table:table-cell table:style-name="ce4" office:value-type="float" office:value="2663" calcext:value-type="float">
            <text:p>2,663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covid_hospitalisations.A1:covid_hospitalisations.C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id_5f_hospitalisations" style:display-name="PageStyle_covid_hospitalis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deaths" style:display-name="PageStyle_global_de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port_5f_use_5f_change" style:display-name="PageStyle_transport_use_ch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5f_uk_5f_cases" style:display-name="PageStyle_new_uk_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_5f_beds_5f_occupied_5f_covid" style:display-name="PageStyle_cc_beds_occupied_cov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04-09T15:17:19</meta:creation-date>
    <dc:date>2020-04-09T23:25:00.019818056</dc:date>
    <meta:generator>LibreOffice/5.1.6.2$Linux_X86_64 LibreOffice_project/10m0$Build-2</meta:generator>
    <meta:editing-duration>PT15M20S</meta:editing-duration>
    <meta:editing-cycles>1</meta:editing-cycles>
    <meta:document-statistic meta:table-count="5" meta:cell-count="2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